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a00" officeooo:paragraph-rsid="00052a00"/>
    </style:style>
    <style:style style:name="T1" style:family="text">
      <style:text-properties officeooo:rsid="000623c3"/>
    </style:style>
    <style:style style:name="T2" style:family="text">
      <style:text-properties officeooo:rsid="0006e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Laufzeitoptimierung Convolution / <text:span text:style-name="T1">Pooling</text:span> / <text:span text:style-name="T2">RELU </text:span>Operation –&gt; <text:span text:style-name="T2">Lösung: stride änder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1-28T18:49:24.480000000</dc:date>
    <meta:editing-duration>PT1M18S</meta:editing-duration>
    <meta:editing-cycles>5</meta:editing-cycles>
    <meta:document-statistic meta:table-count="0" meta:image-count="0" meta:object-count="0" meta:page-count="1" meta:paragraph-count="1" meta:word-count="12" meta:character-count="85" meta:non-whitespace-character-count="74"/>
  </office:meta>
</office:document-meta>
</file>